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25-03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24-02-1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23-01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22-02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20-12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9-02-06 0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8-01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7-02-0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4-12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4-01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3-01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2-01-1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1-01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10-01-1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8-02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7-01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6-01-0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5-02-0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4-02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3-02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9064" calcext:value-type="float">
            <text:p>106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2-02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1-02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2000-02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044" calcext:value-type="float">
            <text:p>106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7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7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0095275301</text:p>
          </table:table-cell>
          <table:table-cell office:value-type="string" calcext:value-type="string">
            <text:p>LJ-60-61-713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